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subtitle">
      <style:graphic-properties draw:fill-color="#ffffff" fo:min-height="16.255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Объектно-Реляционные базы данных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Манифест систем объектно-ориентированных баз данных</text:p>
            <text:p><text:span text:style-name="T1">→</text:span></text:p>
            <text:p><text:span text:style-name="T1">Манифест систем баз данных следующего поколения (второй манифест) - ответ со стороны SQL-ориентированных систем (Майкл Стоунбрейкер и др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Коммерческие СУБД, преподносившие объектные расширения как killer-feature: Informix, Oracle, DB2</text:p>
            <text:p/>
            <text:p>Объектные расширения языка SQL - SQL:1999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Манифест: 3 основных принципа, детализированные в 13-ти правилах (предложениях, proposal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 text:style-name="P2">В терминах второго манифеста выделяют три поколения БД:</text:p>
            <text:p text:style-name="P2"/>
            <text:list text:style-name="L2">
              <text:list-item>
                <text:p text:style-name="P2">Иерархические и Сетевые</text:p>
              </text:list-item>
              <text:list-item>
                <text:p text:style-name="P2">Реляционные</text:p>
              </text:list-item>
              <text:list-item>
                <text:p text:style-name="P2">Обьектно-Реляционны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инцип 1</text:p>
            <text:p/>
            <text:p>СУБД третьего поколения должны обеспечивать поддержку более богатых структур обьектов и правил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инцип 2</text:p>
            <text:p/>
            <text:p>СУБД третьего поколения должны сохранить возможности, присущие СУБД второго поколе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инцип 3</text:p>
            <text:p/>
            <text:p>СУБД третьего поколения должны быть открыты для других систем</text:p>
            <text:p/>
            <text:p>(развитые языковые и инструментальные средства + доступ в/из внешних источников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1T32"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2">Предложение 1.1</text:p>
            <text:p text:style-name="P2"/>
            <text:p text:style-name="P2">СУБД третьего поколения должны обладать развитой системой типов</text:p>
            <text:p text:style-name="P2"/>
            <text:p text:style-name="P2">конструирование новых типов, </text:p>
            <text:p text:style-name="P2">массивы, последовательности, записи, множества, объединение, функция как тип и композиция всех вышеперечисленных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омимо реализации перечисленных конструкторов типов необходимо также расширить соответствующими инструкциями существующий язык запрос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едложение 1.2</text:p>
            <text:p/>
            <text:p>Наследование - must have</text:p>
            <text:p/>
            <text:p>И лучше - множественное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едложение 1.3</text:p>
            <text:p/>
            <text:p>Фунции (процедуры, методы) + инкапсуляция - это хорошо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едложение 1.4</text:p>
            <text:p/>
            <text:p>Уникальные идентификаторы записей (UID) должны использоваться только в том случае, если явно не задан первичный ключ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едложение 1.5</text:p>
            <text:p/>
            <text:p>Правила (триггеры, органичения) - ключевая характеристика будущих систем</text:p>
            <text:p/>
            <text:list text:style-name="L1">
              <text:list-item>
                <text:p>правила должны поддерживаться СУБД, но не должны быть привязаны к какой-либо функции или коллекции</text:p>
              </text:list-item>
              <text:list-item>
                <text:p>нельзя предоставлять доступ к интерфейсам СУБД ниже уровня абстракции прави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едложение 2.1</text:p>
            <text:p/>
            <text:p>Все виды программного доступа к базам данных должны осуществляться через непроцедурный язык высокого уровня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едложение 2.2</text:p>
            <text:p/>
            <text:p>Должны иметься по крайней мере 2 способа спецификации коллекций: через перечисление членов и через язык запросов для указания член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едложение 2.3</text:p>
            <text:p/>
            <text:p>Важно наличие обновляемых представлений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едложение 2.4</text:p>
            <text:p/>
            <text:p>Показатели производительности не имеют почти ничего общего с моделями данных и не должны в них проявляться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едложение 3.1</text:p>
            <text:p/>
            <text:p>СУБД третьего поколения должны быть доступны из различных языков высокого уровня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едложение 3.2</text:p>
            <text:p/>
            <text:p>Добавление концепции персистентных данных в язык программирования - хорошая идея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едложение 3.3</text:p>
            <text:p/>
            <text:p>SQL - универсальный язык данных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Предложение 3.4</text:p>
            <text:p/>
            <text:p>Запросы и результаты запросов должны образовывать самый нижний уровень коммуникаций между клиентом и сервером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7:23:50.226000000</meta:creation-date>
    <dc:date>2017-02-24T19:56:26.183000000</dc:date>
    <meta:editing-duration>PT2H17M18S</meta:editing-duration>
    <meta:editing-cycles>17</meta:editing-cycles>
    <meta:generator>LibreOffice/5.0.2.2$Windows_x86 LibreOffice_project/37b43f919e4de5eeaca9b9755ed688758a8251fe</meta:generator>
    <meta:document-statistic meta:object-count="87"/>
  </office:meta>
</office:document-meta>
</file>